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text-position="super 58%" style:text-underline-style="none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9_10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9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DeSola?</text:p>
      <text:p text:style-name="P2">Signed letter<text:tab/>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10 August 5612</text:p>
      <text:p text:style-name="P2">Date (derived from Gregorian calendar)<text:tab/>10 August 1852</text:p>
      <text:p text:style-name="P2">Month<text:tab/><text:tab/><text:tab/><text:tab/><text:tab/><text:tab/>August</text:p>
      <text:p text:style-name="P2">Year<text:tab/><text:tab/><text:tab/><text:tab/><text:tab/><text:tab/>1852</text:p>
      <text:p text:style-name="P2">Hebrew Date<text:tab/><text:tab/><text:tab/><text:tab/><text:tab/></text:p>
      <text:p text:style-name="P2">Undated</text:p>
      <text:p text:style-name="P2">City<text:tab/><text:tab/><text:tab/><text:tab/><text:tab/><text:tab/>Montreal</text:p>
      <text:p text:style-name="P2">State<text:tab/><text:tab/><text:tab/><text:tab/><text:tab/><text:tab/>Quebec<text:tab/> <text:s text:c="2"/><text:tab/><text:tab/><text:tab/><text:tab/></text:p>
      <text:p text:style-name="P2">Country<text:tab/><text:tab/><text:tab/><text:tab/><text:tab/>Canad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Y<text:tab/><text:tab/><text:tab/></text:p>
      <text:p text:style-name="P2">Wax seal<text:tab/><text:tab/><text:tab/><text:tab/><text:tab/>Y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>A typewritten transcription is attached to the original letter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4"><text:span text:style-name="T1">Montreal 10</text:span><text:span text:style-name="T2">th</text:span><text:span text:style-name="T1"> August 5612./</text:span></text:p>
      <text:p text:style-name="P2"><text:span text:style-name="T1">Rev. S. Morais/</text:span></text:p>
      <text:p text:style-name="P2"><text:span text:style-name="T1"><text:tab/>Philadelphia./</text:span></text:p>
      <text:p text:style-name="P2"><text:span text:style-name="T1"><text:tab/><text:tab/>Dear Friend/</text:span></text:p>
      <text:p text:style-name="P2"><text:span text:style-name="T1"><text:tab/><text:tab/><text:tab/>For I trust you will permit/ me thus to address you; and although we have involuntarily/ been opponents (friendly of course) in public on two occasions I/ trust that you with me can see no reason why all should/ not be friends in private. <text:s/>It was from no insensibility that/ I did not reply at once to your esteemed favor of 10</text:span><text:span text:style-name="T2">th</text:span><text:span text:style-name="T1"> ultimo; but/ when I tell you that your letter arrived here during my absence/ on “a trip matrimonial” that I have now been only a month married/ and in that itme have had perforce to continue a literary work/ of mine (The Sanatary[sic] Institutions of the Hebrews—you will/ I am sure in the same spirit that dictated the words--[Hebrew]/ you will pronounce me [Hebrew]. <text:s/>God forbid I should have any/ unfriendly feeling to you because you were elected to the post I/ aspired—I am not such a fool as to allow these disappointments/ to become so impressed on my mind as to be injurious, I believe/ that [Hebrew] as well as [Hebrew] does surely [Hebrew]. <text:s/>Thank/ God, I am truly happy here—you will say, you are yet a [Hebrew]/ and it would strange were it not so, but I have always been/ so for the 6 years I have been here. <text:s/>My [Hebrew] are much attached/ to me, they do not think that even you, nor any other [Hebrew]/ my equal, and what more do I want than to see them/ more faithful to their maker; for this I earnestly pray &amp; strive./ <text:s/>I am truly glad to hear that your ministry has been/</text:span></text:p>
      <text:p text:style-name="P2"><text:span text:style-name="T1"/></text:p>
      <text:p text:style-name="P2"><text:span text:style-name="T1">[Page 2]</text:span></text:p>
      <text:p text:style-name="P2"><text:span text:style-name="T1">so far blessed that you have “formed favor in the sight” of/ your [Hebrew] and that many who were formerly careless of spiritual/ matters have now become interested therein. <text:s/>May we both/ receive the divine help guidance &amp; strength in the sacred/ responsible positions we occupy. <text:s/>May He regard our efforts/ [Hebrew] however humble, with favor./</text:span></text:p>
      <text:p text:style-name="P2"><text:span text:style-name="T1"><text:tab/>I shall proceed with a little more about myself/ to encourage you to write me a long letter about </text:span><text:span text:style-name="T4">yourself</text:span><text:span text:style-name="T5">/ I hope you will be induced so to do. <text:s/>I devote much of my/ time to study &amp; to literary pursuits. <text:s/>I am now publishing/ a most powerfully &amp; logically written work defending/ Jewish exposition &amp; dogmata—tho' at the cost of Christianity--/ entitled Grounds of Christianity Examined by Bethune English M. A./ the work is a </text:span><text:span text:style-name="T4">most necessary one</text:span><text:span text:style-name="T5"> for our people in America. <text:s/>I/ republish it at the earnest solicitation of some members of my congregation/ who have literally subscribed for the purpose. <text:s/>Our mutual friend/ Mr A Hart has subscribed handsomely and promised his countenance/ I have added a very clever essay by way of appendix on the Talmud/ &amp; the Gospels published by R Lipser in the Jewish Chronicle—and/ [Hebrew] have published the Essay in pamphlet form/ at 25 cents. <text:s/>Another work which I have in press is my own—it/ is the 1</text:span><text:span text:style-name="T3">st</text:span><text:span text:style-name="T5"> vol of my “Sanatary[sic] Institutions of the Hebrews”/ designed to show in no unfavorable light the hygiene of/ the Bible and Talmud. <text:s/>I am about issuing a circular to the/ [Hebrew] soliciting their countenance to the first mentioned/ work especially. <text:s/>Many of our reverend colleagues of the United/ States &amp; England have permitted me to announce in my circular their/ names as being ready to receive names, subscriptions &amp;c and I/ need scarcely say I should be very glad were I permitted to/ add your name, for the same object. <text:s/>Perhaps you would be/ kind enough to let me know by return of mail if possible/ as to your wishes on this subject. <text:s/>Refering[sic] to a subject/ before mentioned I feel glad to be able to say that Mr Hart/</text:span></text:p>
      <text:p text:style-name="P2"><text:span text:style-name="T5"/></text:p>
      <text:p text:style-name="P2"><text:span text:style-name="T5">[Page 3]</text:span></text:p>
      <text:p text:style-name="P2"><text:span text:style-name="T5">was in some little error respecting your letter to me in/ reply to that which I addressed to you on your arrival. <text:s/>I/ </text:span><text:span text:style-name="T4">did</text:span><text:span text:style-name="T5"> receive your reply, and simply stated my regret to Mr Hart/ that I did not hear oftener from you; as I can assure you/ I should feel great pleasure in counting you among those [?]/ with whom I exchange thought in America by letter. <text:s/>For/ the present I close [Hebrew]/</text:span></text:p>
      <text:p text:style-name="P2"><text:span text:style-name="T5"><text:tab/><text:tab/>[Hebrew]/</text:span></text:p>
      <text:p text:style-name="P2"><text:span text:style-name="T5"><text:tab/><text:tab/>[Hebrew]/</text:span></text:p>
      <text:p text:style-name="P2"><text:span text:style-name="T5">Would it be too much to ask you/ for a list of the seat holders &amp; members/ of your [Hebrew] Perhaps your secretary/ could read[?] it./</text:span></text:p>
      <text:p text:style-name="P2"><text:span text:style-name="T5"/></text:p>
      <text:p text:style-name="P2"><text:span text:style-name="T5">[Page 4]</text:span></text:p>
      <text:p text:style-name="P2"><text:span text:style-name="T5"><text:tab/>Revd S. Morais/</text:span></text:p>
      <text:p text:style-name="P2"><text:span text:style-name="T5"><text:tab/><text:tab/>30 South Third Street/</text:span></text:p>
      <text:p text:style-name="P2"><text:span text:style-name="T5">Favor<text:tab/><text:tab/><text:tab/>Philadelphia/</text:span></text:p>
      <text:p text:style-name="P2"><text:span text:style-name="T5">Mr S Hart.<text:tab/><text:tab/><text:tab/>Pa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20T12:16:03</meta:creation-date>
    <dc:date>2009-04-20T12:56:12</dc:date>
    <dc:language>en-US</dc:language>
    <meta:editing-cycles>2</meta:editing-cycles>
    <meta:editing-duration>PT5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80" meta:word-count="926" meta:character-count="5519"/>
  </office:meta>
</office:document-meta>
</file>